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fcntl.h&gt;</text:p>
      <text:p text:style-name="Standard">#include &lt;unistd.h&gt;</text:p>
      <text:p text:style-name="Standard">#include &lt;sys/time.h&gt; // For gettimeofday function</text:p>
      <text:p text:style-name="Standard"/>
      <text:p text:style-name="Standard">// Define the pins for the rotary encoder</text:p>
      <text:p text:style-name="Standard">#define CLK 4</text:p>
      <text:p text:style-name="Standard">#define DT 3</text:p>
      <text:p text:style-name="Standard">#define SW 2</text:p>
      <text:p text:style-name="Standard">#define LED 77 <text:s/>// Example pin number; replace with the correct one</text:p>
      <text:p text:style-name="Standard"/>
      <text:p text:style-name="Standard">// Global variables</text:p>
      <text:p text:style-name="Standard">int currentStateCLK;</text:p>
      <text:p text:style-name="Standard">int lastStateCLK;</text:p>
      <text:p text:style-name="Standard">char currentDir[15]; <text:s/>// Use a character array instead of String</text:p>
      <text:p text:style-name="Standard"/>
      <text:p text:style-name="Standard">// File descriptors for GPIO</text:p>
      <text:p text:style-name="Standard">int fdCLK, fdDT, fdSW, fdLED;</text:p>
      <text:p text:style-name="Standard"/>
      <text:p text:style-name="Standard">// Function to initialize pins</text:p>
      <text:p text:style-name="Standard">void initializePins() {</text:p>
      <text:p text:style-name="Standard"><text:s text:c="4"/>// Export GPIO pins</text:p>
      <text:p text:style-name="Standard"><text:s text:c="4"/>int exportFile = open("/sys/class/gpio/export", O_WRONLY);</text:p>
      <text:p text:style-name="Standard"><text:s text:c="4"/>write(exportFile, "4", 1);</text:p>
      <text:p text:style-name="Standard"><text:s text:c="4"/>write(exportFile, "3", 1);</text:p>
      <text:p text:style-name="Standard"><text:s text:c="4"/>write(exportFile, "2", 1);</text:p>
      <text:p text:style-name="Standard"><text:s text:c="4"/>write(exportFile, "77", 2); <text:s/>// Length is 2 for two characters</text:p>
      <text:p text:style-name="Standard"><text:s text:c="4"/>close(exportFile);</text:p>
      <text:p text:style-name="Standard"/>
      <text:p text:style-name="Standard"><text:s text:c="4"/>// Set pin directions</text:p>
      <text:p text:style-name="Standard"><text:s text:c="4"/>fdCLK = open("/sys/class/gpio/gpio4/direction", O_WRONLY);</text:p>
      <text:p text:style-name="Standard"><text:s text:c="4"/>write(fdCLK, "in", 2);</text:p>
      <text:p text:style-name="Standard"><text:s text:c="4"/>close(fdCLK);</text:p>
      <text:p text:style-name="Standard"/>
      <text:p text:style-name="Standard"><text:s text:c="4"/>fdDT = open("/sys/class/gpio/gpio3/direction", O_WRONLY);</text:p>
      <text:p text:style-name="Standard"><text:s text:c="4"/>write(fdDT, "in", 2);</text:p>
      <text:p text:style-name="Standard"><text:s text:c="4"/>close(fdDT);</text:p>
      <text:p text:style-name="Standard"/>
      <text:p text:style-name="Standard"><text:s text:c="4"/>fdSW = open("/sys/class/gpio/gpio2/direction", O_WRONLY);</text:p>
      <text:p text:style-name="Standard"><text:s text:c="4"/>write(fdSW, "in", 2);</text:p>
      <text:p text:style-name="Standard"><text:s text:c="4"/>close(fdSW);</text:p>
      <text:p text:style-name="Standard"/>
      <text:p text:style-name="Standard"><text:s text:c="4"/>fdLED = open("/sys/class/gpio/gpio77/direction", O_WRONLY);</text:p>
      <text:p text:style-name="Standard"><text:s text:c="4"/>write(fdLED, "out", 3);</text:p>
      <text:p text:style-name="Standard"><text:s text:c="4"/>close(fdLED);</text:p>
      <text:p text:style-name="Standard">}</text:p>
      <text:p text:style-name="Standard"/>
      <text:p text:style-name="Standard">// Function to read the current state of the CLK pin</text:p>
      <text:p text:style-name="Standard">int readCLK() {</text:p>
      <text:p text:style-name="Standard"><text:s text:c="4"/>fdCLK = open("/sys/class/gpio/gpio4/value", O_RDONLY);</text:p>
      <text:p text:style-name="Standard"><text:s text:c="4"/>char value;</text:p>
      <text:p text:style-name="Standard"><text:s text:c="4"/>read(fdCLK, &amp;value, 1);</text:p>
      <text:p text:style-name="Standard"><text:soft-page-break/><text:s text:c="4"/>close(fdCLK);</text:p>
      <text:p text:style-name="Standard"><text:s text:c="4"/>return (value == '1') ? 1 : 0;</text:p>
      <text:p text:style-name="Standard">}</text:p>
      <text:p text:style-name="Standard"/>
      <text:p text:style-name="Standard">// Function to read the current state of the DT pin</text:p>
      <text:p text:style-name="Standard">int readDT() {</text:p>
      <text:p text:style-name="Standard"><text:s text:c="4"/>fdDT = open("/sys/class/gpio/gpio3/value", O_RDONLY);</text:p>
      <text:p text:style-name="Standard"><text:s text:c="4"/>char value;</text:p>
      <text:p text:style-name="Standard"><text:s text:c="4"/>read(fdDT, &amp;value, 1);</text:p>
      <text:p text:style-name="Standard"><text:s text:c="4"/>close(fdDT);</text:p>
      <text:p text:style-name="Standard"><text:s text:c="4"/>return (value == '1') ? 1 : 0;</text:p>
      <text:p text:style-name="Standard">}</text:p>
      <text:p text:style-name="Standard"/>
      <text:p text:style-name="Standard">// Function to read the current direction of rotation</text:p>
      <text:p text:style-name="Standard">void readDirection() {</text:p>
      <text:p text:style-name="Standard"><text:s text:c="4"/>if (currentStateCLK != lastStateCLK) {</text:p>
      <text:p text:style-name="Standard"><text:s text:c="8"/>if (readDT() == 1) {</text:p>
      <text:p text:style-name="Standard"><text:s text:c="12"/>snprintf(currentDir, sizeof(currentDir), "clockwise");</text:p>
      <text:p text:style-name="Standard"><text:s text:c="8"/>} else {</text:p>
      <text:p text:style-name="Standard"><text:s text:c="12"/>snprintf(currentDir, sizeof(currentDir), "counterclockwise");</text:p>
      <text:p text:style-name="Standard"><text:s text:c="8"/>}</text:p>
      <text:p text:style-name="Standard"><text:s text:c="4"/>}</text:p>
      <text:p text:style-name="Standard"><text:s text:c="4"/>lastStateCLK = currentStateCLK;</text:p>
      <text:p text:style-name="Standard">}</text:p>
      <text:p text:style-name="Standard"/>
      <text:p text:style-name="Standard">// Function to read the current state of the button</text:p>
      <text:p text:style-name="Standard">int readButton() {</text:p>
      <text:p text:style-name="Standard"><text:s text:c="4"/>fdSW = open("/sys/class/gpio/gpio2/value", O_RDONLY);</text:p>
      <text:p text:style-name="Standard"><text:s text:c="4"/>char value;</text:p>
      <text:p text:style-name="Standard"><text:s text:c="4"/>read(fdSW, &amp;value, 1);</text:p>
      <text:p text:style-name="Standard"><text:s text:c="4"/>close(fdSW);</text:p>
      <text:p text:style-name="Standard"><text:s text:c="4"/>return (value == '1') ? 1 : 0;</text:p>
      <text:p text:style-name="Standard">}</text:p>
      <text:p text:style-name="Standard"/>
      <text:p text:style-name="Standard">// Function to toggle the LED state</text:p>
      <text:p text:style-name="Standard">void toggleLED(int *ledState) {</text:p>
      <text:p text:style-name="Standard"><text:s text:c="4"/>fdLED = open("/sys/class/gpio/gpio77/value", O_WRONLY);</text:p>
      <text:p text:style-name="Standard"><text:s text:c="4"/>char value = (*ledState == 0) ? '1' : '0';</text:p>
      <text:p text:style-name="Standard"><text:s text:c="4"/>write(fdLED, &amp;value, 1);</text:p>
      <text:p text:style-name="Standard"><text:s text:c="4"/>close(fdLED);</text:p>
      <text:p text:style-name="Standard"><text:s text:c="4"/>*ledState = !(*ledState);</text:p>
      <text:p text:style-name="Standard">}</text:p>
      <text:p text:style-name="Standard"/>
      <text:p text:style-name="Standard">unsigned long millis() {</text:p>
      <text:p text:style-name="Standard"><text:s text:c="4"/>struct timeval tv;</text:p>
      <text:p text:style-name="Standard"><text:s text:c="4"/>gettimeofday(&amp;tv, NULL);</text:p>
      <text:p text:style-name="Standard"><text:s text:c="4"/>return (tv.tv_sec * 1000) + (tv.tv_usec / 1000);</text:p>
      <text:p text:style-name="Standard">}</text:p>
      <text:p text:style-name="Standard"/>
      <text:p text:style-name="Standard">int main() {</text:p>
      <text:p text:style-name="Standard"><text:s text:c="4"/>initializePins();</text:p>
      <text:p text:style-name="Standard"/>
      <text:p text:style-name="Standard"><text:soft-page-break/><text:s text:c="4"/>unsigned long lastButtonPress = 0;</text:p>
      <text:p text:style-name="Standard"><text:s text:c="4"/>int ledState = 0; <text:s/>// Declare ledState here</text:p>
      <text:p text:style-name="Standard"/>
      <text:p text:style-name="Standard"><text:s text:c="4"/>while (1) {</text:p>
      <text:p text:style-name="Standard"><text:s text:c="8"/>currentStateCLK = readCLK();</text:p>
      <text:p text:style-name="Standard"/>
      <text:p text:style-name="Standard"><text:s text:c="8"/>// Read the current direction of rotation</text:p>
      <text:p text:style-name="Standard"><text:s text:c="8"/>readDirection();</text:p>
      <text:p text:style-name="Standard"/>
      <text:p text:style-name="Standard"><text:s text:c="8"/>int buttonState = readButton();</text:p>
      <text:p text:style-name="Standard"/>
      <text:p text:style-name="Standard"><text:s text:c="8"/>// If the button is pressed, toggle the LED state</text:p>
      <text:p text:style-name="Standard"><text:s text:c="8"/>if (buttonState == 0 &amp;&amp; lastButtonPress + 200 &lt; millis()) {</text:p>
      <text:p text:style-name="Standard"><text:s text:c="12"/>toggleLED(&amp;ledState);</text:p>
      <text:p text:style-name="Standard"><text:s text:c="12"/>lastButtonPress = millis();</text:p>
      <text:p text:style-name="Standard"><text:s text:c="8"/>}</text:p>
      <text:p text:style-name="Standard"/>
      <text:p text:style-name="Standard"><text:s text:c="8"/>// Print the current encoder value and LED status</text:p>
      <text:p text:style-name="Standard"><text:s text:c="8"/>printf("Encoder value: %d, LED status: %s\n", currentStateCLK, (ledState == 0) ? "OFF" : "ON");</text:p>
      <text:p text:style-name="Standard"/>
      <text:p text:style-name="Standard"><text:s text:c="8"/>// Delay for 10 milliseconds</text:p>
      <text:p text:style-name="Standard"><text:s text:c="8"/>sleep(2);</text:p>
      <text:p text:style-name="Standard"><text:s text:c="4"/>}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3T11:18:04.997554770</meta:creation-date>
    <dc:date>2024-02-13T11:18:33.334573083</dc:date>
    <meta:editing-duration>PT29S</meta:editing-duration>
    <meta:editing-cycles>1</meta:editing-cycles>
    <meta:document-statistic meta:table-count="0" meta:image-count="0" meta:object-count="0" meta:page-count="3" meta:paragraph-count="107" meta:word-count="422" meta:character-count="3277" meta:non-whitespace-character-count="2590"/>
    <meta:generator>LibreOffice/6.4.7.2$Linux_X86_64 LibreOffice_project/40$Build-2</meta:generator>
  </office:meta>
</office:document-meta>
</file>